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fo:color="#800000"/>
    </style:style>
    <style:style style:name="P4" style:family="paragraph" style:parent-style-name="Corpus_20_A">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 Mv+max(D10;D10) » au lieu de « Mv+max(D6;D6) » lorsqu'il reçoit un ordre de « déplacement ».</text:p>
      <text:p text:style-name="Corpus_20_A">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text:p>
      <text:p text:style-name="Title_20_Shobido_20_2"><text:soft-page-break/>Démolisseur : </text:p>
      <text:p text:style-name="Corpus_20_A">Le soldat bénéficie d'un bonus de 2 pour la résolution des « assauts » et est immunisé aux effets de la compétence « écrasement ».</text:p>
      <text:p text:style-name="Title_20_Shobido_20_2">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Corpus_20_A">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Corpus_20_A">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Title_20_Shobido_20_2">Grenades A : </text:p>
      <text:p text:style-name="Corpus_20_Note">Compétence active (2). Durant la phase de mouvement, en cas de succès d'un assaut du soldat.</text:p>
      <text:p text:style-name="Corpus_20_A"><text:soft-page-break/>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à Gaz : </text:p>
      <text:p text:style-name="Corpus_20_A">Le soldat est immunisé aux effets des « grenades à gaz » et « grenades flashbang ».</text:p>
      <text:p text:style-name="Title_20_Shobido_20_2">Medic : </text:p>
      <text:p text:style-name="Corpus_20_A">L'unité dont fait partie le personnage et les e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Title_20_Shobido_20_2">Implacable : </text:p>
      <text:p text:style-name="Corpus_20_A">Le soldat réussit automatiquement tout « test de blocage ». Seul un « jet de blessure », l'aptitude « confusion » ou une « grenade flashbang » peuvent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Pour chaque résultat du « jet de blessure » du pion incubation qui donne un résultat « bloqué », obtenez un nouveau « cloporte » ou une nouvelle « blatte » et placez ce soldat dans un rayon de 3ps autour du pion incubation. Dans le cadre d'une campagne, les soldats ainsi générés sont intégrés sur la feuille de contingent après la bataille.</text:p>
      <text:p text:style-name="Corpus_20_A">Le pion incubation est retiré du champs de bataille s'il est détruit, ou le cas échéant, après avoir généré trois soldats.</text:p>
      <text:p text:style-name="Corpus_20_A">En fin de bataille, dans le cadre d'une campagne, vous gagnez un « bonus de renfort » de 1 point pour chaque pion incubation encore présent sur le champs de bataille si vous avez conquis le territoire.</text:p>
      <text:p text:style-name="Title_20_Shobido_20_2">Infiltration : </text:p>
      <text:p text:style-name="Corpus_20_Note">Compétence active (1.2). Durant la phase d'ordre, au moment de l'entrée des réserves. Le soldat doit être en réserve. </text:p>
      <text:p text:style-name="Corpus_20_A"><text:soft-page-break/>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un « jet de détermination de zone » pour connaître l'emplacement de la zone de parachutage.</text:p>
      <text:p text:style-name="Title_20_Shobido_20_2">Peur : </text:p>
      <text:p text:style-name="Corpus_20_Note">Compétence active (4.2). Durant la phase de corps à corps, au moment des combats, lorsque le résultat du duel est « incertain ».</text:p>
      <text:p text:style-name="Corpus_20_A">Le soldat est considéré comme ayant la meilleure valeur d'initiative lors d'un résultat « incertain » dans un duel de corps à corps. (cf « duel »).</text:p>
      <text:p text:style-name="Title_20_Shobido_20_2">Psyker : </text:p>
      <text:p text:style-name="Corpus_20_A">Le personnage est doué de pouvoirs psychiques, il est immunisé aux effets des aptitudes « attaque psychique », « confusion » et « poison », et à la compétence « peur ». 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4">Le soldat effectue un « mouvement de charge » de 8ps au lieu de 4ps.</text:p>
      <text:p text:style-name="Title_20_Shobido_20_2">Saut Warp : </text:p>
      <text:p text:style-name="Corpus_20_A">Le soldat ne peut pas être pris pour cible par un « tir d'interception ».</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le soldat quitte la réserve e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text:soft-page-break/>L'arme <text:s/>principale du véhicule est une pièce d'artillerie montée sur une tourelle. Le véhicule s'il est en tir appuyé peut repositionner tous les marqueurs de dispersions de son arme et faire feu dans un même tour. </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L'explosion du fanatique a la même puissance qu'un obus.</text:p>
      <text:p text:style-name="Corpus_20_A"><text:soft-page-break/>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déplacement, l'affut et ses servants se déplacent comme un fantassin ayant reçu l'ordre « déplac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Pénétration : -2</text:p>
      <text:p text:style-name="Corpus_20_Note">Charge explosive :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5</text:page-number> / <text:page-count>6</text:page-count></text:p>
      </style:footer>
      <style:footer-left>
        <text:p text:style-name="MP2">5 <text:s/>: <text:s/><text:page-number text:select-page="current">6</text:page-number> / <text:page-count>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2-12T18:00:08.72</dc:date>
    <meta:editing-cycles>45</meta:editing-cycles>
    <meta:editing-duration>P1DT14H46M57S</meta:editing-duration>
    <meta:document-statistic meta:table-count="0" meta:image-count="0" meta:object-count="0" meta:page-count="6" meta:paragraph-count="173" meta:word-count="2815" meta:character-count="15526"/>
    <meta:user-defined meta:name="Info 1"/>
    <meta:user-defined meta:name="Info 2"/>
    <meta:user-defined meta:name="Info 3"/>
    <meta:user-defined meta:name="Info 4"/>
  </office:meta>
</office:document-meta>
</file>